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paragraph-properties fo:text-align="justify" style:justify-single-word="false"/>
      <style:text-properties officeooo:rsid="0011f70b" officeooo:paragraph-rsid="0011f70b"/>
    </style:style>
    <style:style style:name="P2" style:family="paragraph" style:parent-style-name="Standard">
      <style:paragraph-properties fo:text-align="justify" style:justify-single-word="false"/>
      <style:text-properties officeooo:paragraph-rsid="0011f70b"/>
    </style:style>
    <style:style style:name="P3" style:family="paragraph" style:parent-style-name="Text_20_body" style:list-style-name="L1">
      <style:paragraph-properties fo:text-align="justify" style:justify-single-word="false"/>
      <style:text-properties officeooo:paragraph-rsid="0011f70b"/>
    </style:style>
    <style:style style:name="P4" style:family="paragraph" style:parent-style-name="Text_20_body" style:list-style-name="L2">
      <style:paragraph-properties fo:margin-left="0cm" fo:margin-right="0cm" fo:text-align="justify" style:justify-single-word="false" fo:text-indent="0cm" style:auto-text-indent="false"/>
    </style:style>
    <style:style style:name="P5" style:family="paragraph" style:parent-style-name="Standard">
      <style:paragraph-properties fo:text-align="justify" style:justify-single-word="false"/>
      <style:text-properties fo:font-weight="bold" officeooo:rsid="0012c2d2" officeooo:paragraph-rsid="0012c2d2" style:font-weight-asian="bold" style:font-weight-complex="bold"/>
    </style:style>
    <style:style style:name="P6" style:family="paragraph" style:parent-style-name="Text_20_body" style:list-style-name="L3">
      <style:paragraph-properties fo:text-align="justify" style:justify-single-word="false"/>
      <style:text-properties fo:font-weight="bold" officeooo:rsid="0012c2d2" officeooo:paragraph-rsid="0012c2d2" style:font-weight-asian="bold" style:font-weight-complex="bold"/>
    </style:style>
    <style:style style:name="P7" style:family="paragraph" style:parent-style-name="Text_20_body" style:list-style-name="L4">
      <style:paragraph-properties fo:margin-left="0cm" fo:margin-right="0cm" fo:text-align="justify" style:justify-single-word="false" fo:text-indent="0cm" style:auto-text-indent="false"/>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Text_20_body">
      <style:paragraph-properties fo:margin-left="0cm" fo:margin-right="0cm" fo:text-align="justify" style:justify-single-word="false" fo:text-indent="0cm" style:auto-text-indent="false"/>
      <style:text-properties officeooo:rsid="00131bef" officeooo:paragraph-rsid="00131bef"/>
    </style:style>
    <style:style style:name="P10" style:family="paragraph" style:parent-style-name="Standard">
      <style:paragraph-properties fo:text-align="justify" style:justify-single-word="false"/>
      <style:text-properties fo:font-weight="bold" officeooo:paragraph-rsid="00131bef"/>
    </style:style>
    <style:style style:name="P11" style:family="paragraph" style:parent-style-name="Text_20_body">
      <style:paragraph-properties fo:text-align="justify" style:justify-single-word="false"/>
      <style:text-properties fo:font-weight="bold" officeooo:paragraph-rsid="00131bef"/>
    </style:style>
    <style:style style:name="P12" style:family="paragraph" style:parent-style-name="Text_20_body" style:list-style-name="L5">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fo:font-weight="bold" officeooo:rsid="00131bef" officeooo:paragraph-rsid="00131bef"/>
    </style:style>
    <style:style style:name="P14" style:family="paragraph" style:parent-style-name="Standard">
      <style:paragraph-properties fo:text-align="justify" style:justify-single-word="false"/>
      <style:text-properties fo:font-weight="bold" officeooo:rsid="00131bef" officeooo:paragraph-rsid="00131bef" style:font-weight-asian="bold" style:font-weight-complex="bold"/>
    </style:style>
    <style:style style:name="P15"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31bef" officeooo:paragraph-rsid="00131bef"/>
    </style:style>
    <style:style style:name="P16" style:family="paragraph" style:parent-style-name="Standard">
      <style:paragraph-properties fo:text-align="justify" style:justify-single-word="false"/>
      <style:text-properties fo:font-variant="normal" fo:text-transform="none" fo:color="#5b6780" loext:opacity="100%" style:font-name="Source Sans Pro" fo:font-size="10.5pt" fo:letter-spacing="normal" fo:font-style="normal" fo:font-weight="normal" officeooo:rsid="00131bef" officeooo:paragraph-rsid="00142131"/>
    </style:style>
    <style:style style:name="T1" style:family="text">
      <style:text-properties fo:font-weight="bold" style:font-weight-asian="bold" style:font-weight-complex="bold"/>
    </style:style>
    <style:style style:name="T2" style:family="text">
      <style:text-properties fo:font-weight="bold" officeooo:rsid="0011f70b" style:font-weight-asian="bold" style:font-weight-complex="bold"/>
    </style:style>
    <style:style style:name="T3" style:family="text">
      <style:text-properties fo:font-variant="normal" fo:text-transform="none" fo:color="#0f1114" loext:opacity="100%" style:font-name="Liberation Serif" fo:font-size="12pt" fo:letter-spacing="normal" fo:font-style="normal" fo:font-weight="normal"/>
    </style:style>
    <style:style style:name="T4" style:family="text">
      <style:text-properties fo:font-variant="normal" fo:text-transform="none" fo:color="#0f1114" loext:opacity="100%" style:font-name="Liberation Serif" fo:font-size="12pt" fo:letter-spacing="normal" fo:font-style="normal" fo:font-weight="bold" officeooo:rsid="0011f70b" style:font-weight-asian="bold" style:font-weight-complex="bold"/>
    </style:style>
    <style:style style:name="T5" style:family="text">
      <style:text-properties fo:font-variant="normal" fo:text-transform="none" fo:color="#0f1114" loext:opacity="100%" style:font-name="Liberation Serif" fo:font-size="12pt" fo:letter-spacing="normal" fo:font-style="normal" fo:font-weight="normal" officeooo:rsid="0011f70b"/>
    </style:style>
    <style:style style:name="T6" style:family="text">
      <style:text-properties fo:font-variant="normal" fo:text-transform="none" fo:color="#0f1114" loext:opacity="100%" style:font-name="Liberation Serif" fo:font-size="12pt" fo:letter-spacing="normal" fo:font-style="normal" officeooo:rsid="0011f70b"/>
    </style:style>
    <style:style style:name="T7" style:family="text">
      <style:text-properties fo:font-variant="normal" fo:text-transform="none" fo:color="#0f1114" loext:opacity="100%" style:font-name="Liberation Serif" fo:font-size="12pt" fo:letter-spacing="normal" fo:font-style="normal"/>
    </style:style>
    <style:style style:name="T8" style:family="text">
      <style:text-properties fo:font-variant="normal" fo:text-transform="none" fo:color="#0f1114" loext:opacity="100%" style:font-name="Liberation Serif" fo:font-size="12pt" fo:letter-spacing="normal" fo:font-style="normal" fo:font-weight="normal" style:font-weight-asian="normal" style:font-weight-complex="normal"/>
    </style:style>
    <style:style style:name="T9" style:family="text">
      <style:text-properties fo:font-variant="normal" fo:text-transform="none" fo:color="#0f1114" loext:opacity="100%" style:font-name="Liberation Serif" fo:font-size="12pt" fo:letter-spacing="normal" fo:font-style="normal" officeooo:rsid="00131bef" style:font-weight-asian="bold" style:font-weight-complex="bold"/>
    </style:style>
    <style:style style:name="T10" style:family="text">
      <style:text-properties fo:font-variant="normal" fo:text-transform="none" fo:color="#0f1114" loext:opacity="100%" style:font-name="Liberation Serif" fo:font-size="12pt" fo:letter-spacing="normal" fo:font-style="normal" fo:font-weight="normal" officeooo:rsid="00131bef" style:font-weight-asian="bold" style:font-weight-complex="bold"/>
    </style:style>
    <style:style style:name="T11" style:family="text">
      <style:text-properties fo:font-variant="normal" fo:text-transform="none" fo:color="#0f1114" loext:opacity="100%" style:font-name="Liberation Serif" fo:font-size="12pt" fo:letter-spacing="normal" fo:font-style="normal" fo:font-weight="normal" style:font-weight-asian="bold" style:font-weight-complex="bold"/>
    </style:style>
    <style:style style:name="T12" style:family="text">
      <style:text-properties fo:color="#0f1114" loext:opacity="100%" style:font-name="Liberation Serif" fo:font-size="12pt" style:font-weight-asian="bold" style:font-weight-complex="bold"/>
    </style:style>
    <style:style style:name="T13" style:family="text">
      <style:text-properties fo:color="#0f1114" loext:opacity="100%" style:font-name="Liberation Serif" fo:font-size="12pt" fo:background-color="#ffff00" loext:char-shading-value="0"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ividade 01) </text:span>Teste seus conhecimentos sobre como resolver problemas com dados</text:p>
      <text:p text:style-name="P1"/>
      <text:p text:style-name="P2"><text:span text:style-name="T2">Cenário: </text:span><text:span text:style-name="T3">Os profissionais de dados usam diferentes tipos de métodos de solução de problemas para enfrentar os desafios de negócios. Considere um profissional de dados em um serviço de streaming que deseja entender por que alguns clientes estão cancelando suas assinaturas. </text:span></text:p>
      <text:p text:style-name="P2"><text:span text:style-name="T3"/></text:p>
      <text:p text:style-name="P2"><text:span text:style-name="T4">Sugestão: </text:span><text:span text:style-name="T5">Reflita sobre os diferentes tipos de problemas que abordamos. Em seguida, conclua o seguinte:</text:span></text:p>
      <text:p text:style-name="P2"><text:span text:style-name="T5"/></text:p>
      <text:list text:style-name="L1">
        <text:list-item>
          <text:p text:style-name="P3"><text:span text:style-name="T5">Identifique qual tipo de problema seria o melhor ponto de partida para o profissional de dados entender por que os clientes estão cancelando.</text:span></text:p>
        </text:list-item>
      </text:list>
      <text:list text:style-name="L2">
        <text:list-item>
          <text:p text:style-name="P4">Depois disso, explique como o tipo de problema "identificação de temas" poderia ser usado para ampliar a análise.</text:p>
        </text:list-item>
        <text:list-item>
          <text:p text:style-name="P4">Forneça um exemplo de como o tipo de problema "encontrar padrões" poderia ser usado para descobrir insights nos dados dos clientes.</text:p>
        </text:list-item>
        <text:list-item>
          <text:p text:style-name="P4">Finalmente, explique como o tipo de problema "fazer previsões" poderia ser usado para ajudar a empresa a tomar uma decisão baseada em dados. </text:p>
        </text:list-item>
      </text:list>
      <text:p text:style-name="P2"><text:span text:style-name="T5">Sua resposta deve ter </text:span><text:span text:style-name="Strong_20_Emphasis"><text:span text:style-name="T6">4 partes</text:span></text:span><text:span text:style-name="T5"> e pode ser apresentada em uma lista ou em um parágrafo curto.</text:span></text:p>
      <text:p text:style-name="P2"><text:span text:style-name="T5"/></text:p>
      <text:p text:style-name="P2"><text:span text:style-name="T5"/></text:p>
      <text:p text:style-name="P5"><text:span text:style-name="T6">R</text:span><text:span text:style-name="T7">esposta: </text:span></text:p>
      <text:p text:style-name="P5"><text:span text:style-name="T7"/></text:p>
      <text:list text:style-name="L3">
        <text:list-item>
          <text:p text:style-name="P6"><text:span text:style-name="T8">Inicialmente, o tipo de problema ideal a ser definido seria: </text:span><text:span text:style-name="Strong_20_Emphasis"><text:span text:style-name="T8">categorizar coisas</text:span></text:span><text:span text:style-name="T8">. Coletar o histórico de feedback dos clientes do serviço de streaming e categorizar as avaliações deles, levam à dados fundamentais para dar início ao entendimento do cancelamento de assinaturas.</text:span></text:p>
        </text:list-item>
      </text:list>
      <text:list text:style-name="L4">
        <text:list-item>
          <text:p text:style-name="P7">Certamente, com a categorização das avaliações dos clientes, é possível agrupar essas informações em conceitos mais amplos. Ou seja, definindo o problema: identificação de temas. Temas como: intuitividade do serviço de streaming para os usuários, acessibilidade aos valores da aplicação (identificar a quantidade de usuários que não conseguiram manter as condições de pagar pelo streaming), clientes com reclamações de histórico de bugs, entre outros fatores. </text:p>
        </text:list-item>
        <text:list-item>
          <text:p text:style-name="P7">É importante que o analista encontre padrões. Como ponto de partida, o analista teve acesso ao histórico de feedback dos clientes para categoriza-lo. Além desse histórico, seria essencial que o histórico de compra e cancelamento de assinaturas dos usuários sejam coletados. Com todos esses dados obtidos e depois limpos, o analista de dados tem mais chances de entender o que aconteceu no passado e que se mantém até o presente e, portanto, identificar esses padrões e propor melhorias necessárias para o serviço de streaming resolva o problema em que se encontra.</text:p>
        </text:list-item>
        <text:list-item>
          <text:p text:style-name="P7">Por fim, o tipo de problema " fazer previsões" ajuda o analista de dados a usar os dados para compreender o que pode acontecer no futuro. E assim, fazer com que sua análise proponha melhores ações para atender as necessidades do momento: enfrentar os desafios do negócio referente ao cancelamento das assinaturas do serviço de streaming.</text:p>
        </text:list-item>
      </text:list>
      <text:p text:style-name="P8"/>
      <text:p text:style-name="P9"><text:soft-page-break/><text:span text:style-name="T1">Atividade 02)</text:span> Autorreflexão: Praticar o trabalho SMART</text:p>
      <text:p text:style-name="P10"><text:span text:style-name="T9">Cenário: </text:span><text:span text:style-name="T3">Você está há três semanas em seu novo emprego como Analista de dados júnior. A empresa para a qual trabalha acabou de coletar dados sobre as vendas de fim de semana. Seu gerente pede que você faça uma exploração completa desses dados. Para iniciar esse projeto, você deve fazer algumas perguntas e obter algumas informações.</text:span></text:p>
      <text:p text:style-name="P10"><text:span text:style-name="T10"/></text:p>
      <text:p text:style-name="P11"><text:span text:style-name="T10">Considere o cenário acima:</text:span></text:p>
      <text:list text:style-name="L5">
        <text:list-item>
          <text:p text:style-name="P12">Baseado no framework SMART, quais perguntas são as mais importantes a serem feitas?</text:p>
        </text:list-item>
        <text:list-item>
          <text:p text:style-name="P12">Como essas perguntas esclarecerão os Requisitos e as Metas do projeto?</text:p>
        </text:list-item>
        <text:list-item>
          <text:p text:style-name="P12">Como fazer perguntas detalhadas e específicas o beneficia ao planejar um projeto? Perguntas vagas ou pouco claras podem prejudicar um projeto?</text:p>
        </text:list-item>
      </text:list>
      <text:p text:style-name="P13"><text:span text:style-name="T11"/></text:p>
      <text:p text:style-name="P14"><text:span text:style-name="T7">Resposta:</text:span></text:p>
      <text:p text:style-name="P13"><text:span text:style-name="T11"/></text:p>
      <text:p text:style-name="P15"><text:span text:style-name="T12">Perguntas importantes a serem feitas: </text:span></text:p>
      <text:p text:style-name="P15"><text:span text:style-name="T12"/></text:p>
      <text:p text:style-name="P15"><text:span text:style-name="T12">1. </text:span><text:span text:style-name="T13">Importância das vendas:</text:span></text:p>
      <text:p text:style-name="P15"><text:span text:style-name="T12">Numa escala de 1 a 10 (sendo 10 o mais importante), qual o nível de relevância dessas vendas para a empresa?</text:span></text:p>
      <text:p text:style-name="P15"><text:span text:style-name="T12"/></text:p>
      <text:p text:style-name="P15"><text:span text:style-name="T12">2. </text:span><text:span text:style-name="T13">Plano de ação:</text:span></text:p>
      <text:p text:style-name="P15"><text:span text:style-name="T12">Numa escala de 1 a 10, qual o nível de importância de um plano de ação para a empresa?</text:span></text:p>
      <text:p text:style-name="P15"><text:span text:style-name="T12"/></text:p>
      <text:p text:style-name="P15"><text:span text:style-name="T12">3. </text:span><text:span text:style-name="T13">Comparativo histórico:</text:span></text:p>
      <text:p text:style-name="P15"><text:span text:style-name="T12">Em um quadro comparativo com os fins de semana anteriores, qual foi a variação percentual (aumento ou queda) nas vendas?</text:span></text:p>
      <text:p text:style-name="P15"><text:span text:style-name="T12"/></text:p>
      <text:p text:style-name="P15"><text:span text:style-name="T12">4. </text:span><text:span text:style-name="T13">Produtos mais vendidos:</text:span></text:p>
      <text:p text:style-name="P15"><text:span text:style-name="T12">Quais foram os produtos com mais vendas neste fim de semana?</text:span></text:p>
      <text:p text:style-name="P15"><text:span text:style-name="T12"/></text:p>
      <text:p text:style-name="P15"><text:span text:style-name="T12">5. </text:span><text:span text:style-name="T13">Promoções realizadas:</text:span></text:p>
      <text:p text:style-name="P15"><text:span text:style-name="T12">Se a empresa divulgou algum tipo de promoção, qual foi o percentual de desconto e para quais produtos?</text:span></text:p>
      <text:p text:style-name="P15"><text:span text:style-name="T12"/></text:p>
      <text:p text:style-name="P15"><text:span text:style-name="T12">6. </text:span><text:span text:style-name="T13">Histórico de vendas e promoções:</text:span></text:p>
      <text:p text:style-name="P15"><text:span text:style-name="T12">Quais foram os produtos mais vendidos nos fins de semana anteriores e quais promoções estavam ativas?</text:span></text:p>
      <text:p text:style-name="P15"><text:span text:style-name="T12"/></text:p>
      <text:p text:style-name="P16"><text:span text:style-name="T12">7. </text:span><text:span text:style-name="T13">Desempenho por categoria:</text:span></text:p>
      <text:p text:style-name="P16"><text:span text:style-name="T12">Obtendo o histórico de todos os produtos mais vendidos e selecionando eles em categorias, qual categoria obteve melhores resultados?</text:span></text:p>
      <text:p text:style-name="P16"><text:span text:style-name="T12"/></text:p>
      <text:p text:style-name="P16"><text:span text:style-name="T12">8. </text:span><text:span text:style-name="T13">Expectativa da empresa:</text:span></text:p>
      <text:p text:style-name="P16"><text:span text:style-name="T12">Numa escala de 1 a 10, a categoria com melhores resultados atendeu às expectativas da empresa pra este fim de semana?</text:span></text:p>
      <text:p text:style-name="P16"><text:span text:style-name="T12"/></text:p>
      <text:p text:style-name="P15"><text:span text:style-name="T12">9. </text:span><text:span text:style-name="T13">Público:</text:span><text:span text:style-name="T12"> Qual o público-alvo que a empresa pretendia atingir?</text:span></text:p>
      <text:p text:style-name="P15"><text:span text:style-name="T12"/></text:p>
      <text:p text:style-name="P15"><text:span text:style-name="T12"/></text:p>
      <text:p text:style-name="P16"><text:soft-page-break/><text:span text:style-name="T12">10. </text:span><text:span text:style-name="T13">Alcance do público:</text:span></text:p>
      <text:p text:style-name="P16"><text:span text:style-name="T12">Qual foi o percentual do público-alvo efetivamente alcançado pela empresa em relação ao objetivo estabelecido?</text:span></text:p>
      <text:p text:style-name="P16"><text:span text:style-name="T12"/></text:p>
      <text:p text:style-name="P16"><text:span text:style-name="T12">11. </text:span><text:span text:style-name="T13">Recursos de marketing utilizados:</text:span></text:p>
      <text:p text:style-name="P16"><text:span text:style-name="T12">Quais recursos foram utilizados pela equipe de marketing da empresa?</text:span></text:p>
      <text:p text:style-name="P16"><text:span text:style-name="T12"/></text:p>
      <text:p text:style-name="P16"><text:span text:style-name="T12">12. </text:span><text:span text:style-name="T13">Mudanças nas estratégias:</text:span></text:p>
      <text:p text:style-name="P16"><text:span text:style-name="T12">Analisando os recursos dos fins de semanas anteriores, quais ferramentas de marketing permaneceram e quais ferramentas apresentaram mudanças?</text:span></text:p>
      <text:p text:style-name="P16"><text:span text:style-name="T12"/></text:p>
      <text:p text:style-name="P16"><text:span text:style-name="T12">13. </text:span><text:span text:style-name="T13">Feriados e eventos:</text:span></text:p>
      <text:p text:style-name="P16"><text:span text:style-name="T12">Em uma escala de 1 a 10 (sendo 10 o mais relevante), qual nota melhor representa o grau de "peculiaridade" deste fim de semana, considerando fatores como feriados ou eventos especiais na região?</text:span></text:p>
      <text:p text:style-name="P15"><text:span text:style-name="T12"/></text:p>
      <text:p text:style-name="P16"><text:span text:style-name="T12">Realizando essas perguntas, é possível explorar cada vez mais os dados e entender o funcionamento da empresa, suas metas, expectativas, recursos utilizados, suas falhas e também possíveis melhorias, além de compreender todos os fatores externos que podem influenciar nos resultados de seus negócios. </text:span></text:p>
      <text:p text:style-name="P16"><text:span text:style-name="T12">Fazer perguntas eficazes é um papel fundamental para um analista de dados. Perguntas eficazes são perguntas que não são sugestivas, vagas ou fechadas. Ou seja, são perguntas diretas, precisas e que "abrem portas" para obtenção de grandes insights. Por isso essas perguntas esclarecem os requisitos e metas do projeto da empresa. </text:span></text:p>
      <text:p text:style-name="P16"><text:span text:style-name="T12">Portanto, obter informações valiosas através de questionamentos certos, focados em um assunto e muitas vezes mensuráveis, torna o planejamento de um projeto da empresa mais propenso a atingir bons resultados e garantir sucesso a toda organização. Questionamentos vagos e pouco claros podem fazer com que a empresa perca grandes oportunidades pela falta de exploração de seus próprios dados, fazendo com que os conhecimentos de tempo, público, recursos e segurança sejam escassos e não possíveis de ajustes de melhorias adequad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2T19:41:33.496510731</meta:creation-date>
    <dc:date>2026-01-02T20:28:38.893202994</dc:date>
    <meta:editing-duration>PT8M4S</meta:editing-duration>
    <meta:editing-cycles>2</meta:editing-cycles>
    <meta:generator>LibreOffice/24.8.2.1$Linux_X86_64 LibreOffice_project/480$Build-1</meta:generator>
    <meta:document-statistic meta:table-count="0" meta:image-count="0" meta:object-count="0" meta:page-count="3" meta:paragraph-count="49" meta:word-count="1006" meta:character-count="6364" meta:non-whitespace-character-count="5411"/>
  </office:meta>
</office:document-meta>
</file>